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 table:number-rows-repeated="10482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9:20:16.792470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30T09:22:16.819465505</dc:date>
    <dc:creator>Jesus Castagnetto</dc:creator>
    <meta:editing-duration>P2DT16H39M59S</meta:editing-duration>
    <meta:editing-cycles>234</meta:editing-cycles>
    <meta:generator>LibreOffice/6.4.6.2$Linux_X86_64 LibreOffice_project/40$Build-2</meta:generator>
    <meta:document-statistic meta:table-count="1" meta:cell-count="2868" meta:object-count="0"/>
  </office:meta>
</office:document-meta>
</file>